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1" style:apply-style-name="Good" style:base-cell-address="Sheet1.B8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5"/>
          <table:table-cell office:value-type="string" calcext:value-type="string">
            <text:p>Ru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xmxvkd kfcds sqjhc nhms (contains dairy, fish)</text:p>
          </table:table-cell>
          <table:table-cell table:number-columns-repeated="4"/>
          <table:table-cell table:style-name="ce6" office:value-type="string" calcext:value-type="string">
            <text:p>ingredients list followed by <text:span text:style-name="T1">some or all of the allergens</text:span> the food contai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h fvjkl sbzzf mxmxvkd (contains dairy)</text:p>
          </table:table-cell>
          <table:table-cell table:number-columns-repeated="4"/>
          <table:table-cell table:style-name="ce7" office:value-type="string" calcext:value-type="string">
            <text:p>allergen is found in <text:span text:style-name="T1">exactly one</text:span> ingredi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qjhc fvjkl (contains soy)</text:p>
          </table:table-cell>
          <table:table-cell table:number-columns-repeated="4"/>
          <table:table-cell table:style-name="ce7" office:value-type="string" calcext:value-type="string">
            <text:p>ingredient contains <text:span text:style-name="T1">zero or one allergen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qjhc mxmxvkd sbzzf (contains fish)</text:p>
          </table:table-cell>
          <table:table-cell table:number-columns-repeated="4"/>
          <table:table-cell table:style-name="ce6" office:value-type="string" calcext:value-type="string">
            <text:p>Allergens <text:span text:style-name="T1">aren't always marked</text:span></text:p>
          </table:table-cell>
        </table:table-row>
        <table:table-row table:style-name="ro1">
          <table:table-cell table:number-columns-repeated="6"/>
          <table:table-cell table:style-name="ce7" office:value-type="string" calcext:value-type="string">
            <text:p>if an allergen<text:span text:style-name="T1"> isn't listed</text:span>, the <text:span text:style-name="T1">ingredient</text:span> that contains that allergen <text:span text:style-name="T1">could still be present</text:span></text:p>
          </table:table-cell>
        </table:table-row>
        <table:table-row table:style-name="ro1">
          <table:table-cell office:value-type="string" calcext:value-type="string">
            <text:p>Ingre / Me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xmxvk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fcd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jh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hm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rh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kl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bzzf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oy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Überschneidung allergen</text:p>
          </table:table-cell>
          <table:table-cell office:value-type="string" calcext:value-type="string">
            <text:p>Überschneidung Ingreds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0,1</text:p>
          </table:table-cell>
          <table:table-cell table:style-name="ce1" office:value-type="string" calcext:value-type="string">
            <text:p>mxmxvk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0,3</text:p>
          </table:table-cell>
          <table:table-cell table:style-name="ce1" office:value-type="string" calcext:value-type="string">
            <text:p>sqjhc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oy</text:p>
          </table:table-cell>
          <table:table-cell office:value-type="string" calcext:value-type="string">
            <text:p>2</text:p>
          </table:table-cell>
          <table:table-cell table:style-name="ce1" office:value-type="string" calcext:value-type="string">
            <text:p>sqjhc, fvjk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- &gt; alle die hier nicht stehen haben auch nichts, oder was anderes was nicht in der Liste steht ...</text:p>
          </table:table-cell>
          <table:table-cell table:number-columns-repeated="4"/>
        </table:table-row>
        <calcext:conditional-formats>
          <calcext:conditional-format calcext:target-range-address="Sheet1.B8:Sheet1.E14">
            <calcext:condition calcext:apply-style-name="Good" calcext:value="=1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0:38:47.668731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6:30:27.473061742</meta:creation-date>
    <dc:date>2020-12-21T14:46:38.156302702</dc:date>
    <meta:editing-duration>PT7H37M40S</meta:editing-duration>
    <meta:editing-cycles>13</meta:editing-cycles>
    <meta:generator>LibreOffice/6.4.6.2$Linux_X86_64 LibreOffice_project/40$Build-2</meta:generator>
    <meta:document-statistic meta:table-count="1" meta:cell-count="87" meta:object-count="0"/>
  </office:meta>
</office:document-meta>
</file>